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98cm" fo:min-width="2.39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24cm" fo:min-width="4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48cm" fo:min-width="4.5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672cm" fo:min-width="4.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296cm" fo:min-width="4.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612cm" fo:min-width="1.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35cm" fo:min-width="5.4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698cm" fo:min-width="2.348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698cm" fo:min-width="2.29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3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2.60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666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873cm" fo:min-width="5.4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95cm" fo:min-width="5.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.3cm" fo:text-align="center" fo:text-indent="0cm" style:writing-mode="lr-tb"/>
      <style:text-properties fo:font-size="12pt" style:font-size-asian="12pt" style:font-size-complex="1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 style:writing-mode="lr-tb"/>
      <style:text-properties fo:font-size="12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9" style:family="paragraph">
      <loext:graphic-properties draw:fill="solid"/>
      <style:paragraph-properties fo:text-align="center"/>
      <style:text-properties fo:font-size="11pt" style:font-size-asian="11pt" style:font-size-complex="11pt"/>
    </style:style>
    <style:style style:name="P10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cm" svg:height="1.05cm" svg:x="19.6cm" svg:y="5.85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5cm" svg:height="1.774cm" svg:x="18.601cm" svg:y="8.316cm">
          <text:p text:style-name="P2"><text:span text:style-name="T1">Initialize ADC, timer interrupt and peripher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3" draw:id="id3" draw:layer="layout" svg:width="5cm" svg:height="1.298cm" svg:x="18.6cm" svg:y="11.505cm">
          <text:p text:style-name="P2"><text:span text:style-name="T1">Read frequency and power control leve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s" svg:x1="21.1cm" svg:y1="6.9cm" svg:x2="21.101cm" svg:y2="8.316cm" draw:start-shape="id1" draw:start-glue-point="2" draw:end-shape="id2" draw:end-glue-point="0" svg:d="M21100 6900v502l1 413v501" svg:viewBox="0 0 2 1417">
          <text:p/>
        </draw:connector>
        <draw:custom-shape draw:style-name="gr5" draw:text-style-name="P2" xml:id="id4" draw:id="id4" draw:layer="layout" svg:width="5cm" svg:height="0.922cm" svg:x="18.601cm" svg:y="14.219cm">
          <text:p text:style-name="P2"><text:span text:style-name="T1">Set pump PWM leve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5" draw:id="id5" draw:layer="layout" svg:width="5cm" svg:height="1.546cm" svg:x="18.601cm" svg:y="16.554cm">
          <text:p text:style-name="P2"><text:span text:style-name="T1">Set Inhale/Pause/Exhale timer dur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s" svg:x1="21.1cm" svg:y1="12.803cm" svg:x2="21.101cm" svg:y2="14.219cm" draw:start-shape="id3" draw:start-glue-point="2" draw:end-shape="id4" draw:end-glue-point="0" svg:d="M21100 12803v501l1 414v501" svg:viewBox="0 0 2 1417">
          <text:p/>
        </draw:connector>
        <draw:connector draw:style-name="gr4" draw:text-style-name="P3" draw:layer="layout" draw:type="lines" svg:x1="21.101cm" svg:y1="15.141cm" svg:x2="21.101cm" svg:y2="16.554cm" draw:start-shape="id4" draw:start-glue-point="2" draw:end-shape="id5" draw:end-glue-point="0" svg:d="M21101 15141v501 411 501" svg:viewBox="0 0 1 1414">
          <text:p/>
        </draw:connector>
        <draw:custom-shape draw:style-name="gr7" draw:text-style-name="P4" xml:id="id6" draw:id="id6" draw:layer="layout" svg:width="3.999cm" svg:height="1.722cm" svg:x="2.626cm" svg:y="7.939cm">
          <text:p text:style-name="P4"><text:span text:style-name="T2">State = Inhal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xml:id="id7" draw:id="id7" draw:layer="layout" svg:width="5.9cm" svg:height="2.6cm" svg:x="8.45cm" svg:y="7.5cm">
          <text:p text:style-name="P2"><text:span text:style-name="T1">Turn on Pump 2</text:span></text:p>
          <text:p text:style-name="P2"><text:span text:style-name="T1">Turn off Pump 1</text:span></text:p>
          <text:p text:style-name="P2"><text:span text:style-name="T1">Close Solenoid</text:span></text:p>
          <text:p text:style-name="P2"><text:span text:style-name="T1">Set state to Pause</text:span></text:p>
          <text:p text:style-name="P2"><text:span text:style-name="T1">Set Pause interrupt t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3" draw:layer="layout" svg:x1="6.625cm" svg:y1="8.8cm" svg:x2="8.45cm" svg:y2="8.8cm" draw:start-shape="id6" draw:start-glue-point="7" draw:end-shape="id7" svg:d="M6625 8800h1825" svg:viewBox="0 0 1826 1">
          <text:p text:style-name="P5"><text:span text:style-name="T3">Yes <text:s/></text:span></text:p>
        </draw:connector>
        <draw:custom-shape draw:style-name="gr10" draw:text-style-name="P1" xml:id="id8" draw:id="id8" draw:layer="layout" svg:width="2.95cm" svg:height="1.05cm" svg:x="3.15cm" svg:y="5.9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13" draw:id="id13" draw:layer="layout" svg:width="2.9cm" svg:height="1.05cm" svg:x="3.175cm" svg:y="17.2cm">
          <text:p text:style-name="P1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4.625cm" svg:y1="6.95cm" svg:x2="4.626cm" svg:y2="7.939cm" draw:start-shape="id8" draw:start-glue-point="2" draw:end-shape="id6" draw:end-glue-point="4" svg:d="M4625 6950v495h1v494" svg:viewBox="0 0 2 990">
          <text:p/>
        </draw:connector>
        <draw:frame draw:style-name="gr12" draw:text-style-name="P6" draw:layer="layout" svg:width="3.8cm" svg:height="1.6cm" svg:x="2.1cm" svg:y="3.9cm">
          <draw:text-box>
            <text:p>Timer ISR</text:p>
          </draw:text-box>
        </draw:frame>
        <draw:frame draw:style-name="gr12" draw:text-style-name="P6" draw:layer="layout" svg:width="3.8cm" svg:height="1.6cm" svg:x="17.6cm" svg:y="3.9cm">
          <draw:text-box>
            <text:p>Main</text:p>
          </draw:text-box>
        </draw:frame>
        <draw:frame draw:style-name="gr13" draw:text-style-name="P7" draw:layer="layout" svg:width="14.2cm" svg:height="2.855cm" svg:x="1cm" svg:y="1.013cm">
          <draw:text-box>
            <text:p><text:span text:style-name="T4">Emergency Ventilator Control System</text:span></text:p>
            <text:p><text:span text:style-name="T4"/></text:p>
          </draw:text-box>
        </draw:frame>
        <draw:frame draw:style-name="gr14" draw:text-style-name="P8" draw:layer="layout" svg:width="4cm" svg:height="1.916cm" svg:x="1cm" svg:y="2cm">
          <draw:text-box>
            <text:p><text:span text:style-name="T5">Praxis P&amp;D</text:span></text:p>
            <text:p><text:span text:style-name="T5">2020/04/04</text:span></text:p>
            <text:p><text:span text:style-name="T5"/></text:p>
          </draw:text-box>
        </draw:frame>
        <draw:custom-shape draw:style-name="gr7" draw:text-style-name="P4" xml:id="id9" draw:id="id9" draw:layer="layout" svg:width="3.999cm" svg:height="1.722cm" svg:x="2.626cm" svg:y="10.977cm">
          <text:p text:style-name="P4"><text:span text:style-name="T2">State = Paus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xml:id="id11" draw:id="id11" draw:layer="layout" svg:width="3.999cm" svg:height="1.722cm" svg:x="2.626cm" svg:y="13.939cm">
          <text:p text:style-name="P4"><text:span text:style-name="T2">State = Exhal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2" xml:id="id10" draw:id="id10" draw:layer="layout" svg:width="5.9cm" svg:height="2.123cm" svg:x="8.45cm" svg:y="10.777cm">
          <text:p text:style-name="P2"><text:span text:style-name="T1">Turn off Pump 2</text:span></text:p>
          <text:p text:style-name="P2"><text:span text:style-name="T1">Turn on Pump 1</text:span></text:p>
          <text:p text:style-name="P2"><text:span text:style-name="T1">Set state to Exhale</text:span></text:p>
          <text:p text:style-name="P2"><text:span text:style-name="T1">Set Exhale interrupt t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xml:id="id12" draw:id="id12" draw:layer="layout" svg:width="5.9cm" svg:height="2.2cm" svg:x="8.45cm" svg:y="13.7cm">
          <text:p text:style-name="P2"><text:span text:style-name="T1">Turn off Pump 1</text:span></text:p>
          <text:p text:style-name="P2"><text:span text:style-name="T1">Open Solenoid</text:span></text:p>
          <text:p text:style-name="P2"><text:span text:style-name="T1">Set state to Inhale</text:span></text:p>
          <text:p text:style-name="P2"><text:span text:style-name="T1">Set Inhale interrupt t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s" svg:x1="6.625cm" svg:y1="11.838cm" svg:x2="8.45cm" svg:y2="11.838cm" draw:start-shape="id9" draw:start-glue-point="7" draw:end-shape="id10" draw:end-glue-point="3" svg:d="M6625 11838h501 823 501" svg:viewBox="0 0 1826 1">
          <text:p text:style-name="P5"><text:span text:style-name="T3">Yes <text:s/></text:span></text:p>
        </draw:connector>
        <draw:connector draw:style-name="gr9" draw:text-style-name="P9" draw:layer="layout" draw:type="lines" svg:x1="6.625cm" svg:y1="14.8cm" svg:x2="8.45cm" svg:y2="14.8cm" draw:start-shape="id11" draw:start-glue-point="7" draw:end-shape="id12" draw:end-glue-point="3" svg:d="M6625 14800h501 823 501" svg:viewBox="0 0 1826 1">
          <text:p text:style-name="P5"><text:span text:style-name="T3">Yes <text:s/></text:span></text:p>
        </draw:connector>
        <draw:connector draw:style-name="gr9" draw:text-style-name="P9" draw:layer="layout" draw:type="lines" svg:x1="4.626cm" svg:y1="9.661cm" svg:x2="4.626cm" svg:y2="10.977cm" draw:start-shape="id6" draw:start-glue-point="6" draw:end-shape="id9" draw:end-glue-point="4" svg:d="M4626 9661v502 313 501" svg:viewBox="0 0 1 1317">
          <text:p text:style-name="P10"><text:span text:style-name="T3">No</text:span></text:p>
          <text:p text:style-name="P10"><text:span text:style-name="T3"/></text:p>
        </draw:connector>
        <draw:connector draw:style-name="gr9" draw:text-style-name="P9" draw:layer="layout" draw:type="lines" svg:x1="4.626cm" svg:y1="12.699cm" svg:x2="4.626cm" svg:y2="13.939cm" draw:start-shape="id9" draw:start-glue-point="6" draw:end-shape="id11" draw:end-glue-point="4" svg:d="M4626 12699v502 237 501" svg:viewBox="0 0 1 1241">
          <text:p text:style-name="P5"><text:span text:style-name="T3">No</text:span></text:p>
          <text:p text:style-name="P5"><text:span text:style-name="T3"/></text:p>
        </draw:connector>
        <draw:connector draw:style-name="gr9" draw:text-style-name="P9" xml:id="id14" draw:id="id14" draw:layer="layout" draw:type="lines" svg:x1="4.626cm" svg:y1="15.661cm" svg:x2="4.625cm" svg:y2="17.2cm" draw:start-shape="id11" draw:start-glue-point="6" draw:end-shape="id13" draw:end-glue-point="0" svg:d="M4626 15661v502l-1 536v501" svg:viewBox="0 0 2 1540">
          <text:p text:style-name="P5"><text:span text:style-name="T3">No</text:span></text:p>
          <text:p text:style-name="P5"><text:span text:style-name="T3"/></text:p>
          <text:p text:style-name="P5"><text:span text:style-name="T3"/></text:p>
        </draw:connector>
        <draw:connector draw:style-name="gr4" draw:text-style-name="P3" draw:layer="layout" draw:line-skew="0.449cm" svg:x1="14.35cm" svg:y1="8.8cm" svg:x2="4.625cm" svg:y2="16.431cm" draw:start-shape="id7" draw:start-glue-point="1" draw:end-shape="id14" draw:end-glue-point="0" svg:d="M14350 8800h950v7631h-10675" svg:viewBox="0 0 10676 7632">
          <text:p/>
        </draw:connector>
        <draw:connector draw:style-name="gr4" draw:text-style-name="P3" draw:layer="layout" svg:x1="14.35cm" svg:y1="11.838cm" svg:x2="15.303cm" svg:y2="11.837cm" draw:start-shape="id10" draw:start-glue-point="1" svg:d="M14350 11838h727v-1h226" svg:viewBox="0 0 954 2">
          <text:p/>
        </draw:connector>
        <draw:connector draw:style-name="gr4" draw:text-style-name="P3" draw:layer="layout" svg:x1="14.35cm" svg:y1="14.8cm" svg:x2="15.3cm" svg:y2="14.8cm" draw:start-shape="id12" draw:start-glue-point="1" svg:d="M14350 14800h950" svg:viewBox="0 0 951 1">
          <text:p/>
        </draw:connector>
        <draw:connector draw:style-name="gr4" draw:text-style-name="P3" draw:layer="layout" svg:x1="14.35cm" svg:y1="8.8cm" svg:x2="15.3cm" svg:y2="8.8cm" draw:start-shape="id7" draw:start-glue-point="1" svg:d="M14350 8800h950" svg:viewBox="0 0 951 1">
          <text:p/>
        </draw:connector>
        <draw:connector draw:style-name="gr4" draw:text-style-name="P3" xml:id="id15" draw:id="id15" draw:layer="layout" svg:x1="21.101cm" svg:y1="10.09cm" svg:x2="21.1cm" svg:y2="11.505cm" draw:start-shape="id2" draw:start-glue-point="2" draw:end-shape="id3" draw:end-glue-point="0" svg:d="M21101 10090v708h-1v707" svg:viewBox="0 0 2 1416">
          <text:p/>
        </draw:connector>
        <draw:connector draw:style-name="gr4" draw:text-style-name="P3" draw:layer="layout" svg:x1="21.101cm" svg:y1="18.1cm" svg:x2="21.1cm" svg:y2="10.798cm" draw:start-shape="id5" draw:start-glue-point="2" draw:end-shape="id15" draw:end-glue-point="0" svg:d="M21101 18100v501h-3001v-7803h3000" svg:viewBox="0 0 3002 780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2T12:16:10.226432957</meta:creation-date>
    <dc:date>2020-04-04T20:24:08.416776440</dc:date>
    <meta:editing-duration>PT23M10S</meta:editing-duration>
    <meta:editing-cycles>5</meta:editing-cycles>
    <meta:generator>LibreOffice/6.3.5.2$Linux_X86_64 LibreOffice_project/30$Build-2</meta:generator>
    <meta:document-statistic meta:object-count="33"/>
  </office:meta>
</office:document-meta>
</file>